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24"/>
    <style:style style:name="ce15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Typ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c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day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on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day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day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sdst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ar_s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  <table:table-cell table:formula="of:=TEXT([.E14]; &quot;00&quot;)" office:value-type="string" office:string-value="54" calcext:value-type="string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formula="of:=CONCATENATE([.F14];TEXT([.E15];&quot;00&quot;))" office:value-type="string" office:string-value="5445" calcext:value-type="string">
            <text:p>5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formula="of:=CONCATENATE([.F15];TEXT([.E16];&quot;00&quot;))" office:value-type="string" office:string-value="544553" calcext:value-type="string">
            <text:p>54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formula="of:=CONCATENATE([.F16];TEXT([.E17];&quot;00&quot;))" office:value-type="string" office:string-value="54455354" calcext:value-type="string">
            <text:p>54455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table:style-name="ce2"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  <table:table-cell table:formula="of:=CONCATENATE([.F17];TEXT([.E18];&quot;00&quot;))" office:value-type="string" office:string-value="5445535400" calcext:value-type="string">
            <text:p>5445535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18];TEXT([.E19];&quot;00&quot;))" office:value-type="string" office:string-value="544553540000" calcext:value-type="string">
            <text:p>54455354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19];TEXT([.E20];&quot;00&quot;))" office:value-type="string" office:string-value="54455354000000" calcext:value-type="string">
            <text:p>54455354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0];TEXT([.E21];&quot;00&quot;))" office:value-type="string" office:string-value="5445535400000000" calcext:value-type="string">
            <text:p>5445535400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  <table:table-cell table:formula="of:=CONCATENATE([.F21];TEXT([.E22];&quot;00&quot;))" office:value-type="string" office:string-value="54455354000000003f" calcext:value-type="string">
            <text:p>54455354000000003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2];TEXT([.E23];&quot;00&quot;))" office:value-type="string" office:string-value="54455354000000003f00" calcext:value-type="string">
            <text:p>54455354000000003f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3];TEXT([.E24];&quot;00&quot;))" office:value-type="string" office:string-value="54455354000000003f0000" calcext:value-type="string">
            <text:p>54455354000000003f00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24];TEXT([.E25];&quot;00&quot;))" office:value-type="string" office:string-value="54455354000000003f000080" calcext:value-type="string">
            <text:p>54455354000000003f00008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5];TEXT([.E26];&quot;00&quot;))" office:value-type="string" office:string-value="54455354000000003f0000803e" calcext:value-type="string">
            <text:p>54455354000000003f0000803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D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6];TEXT([.E27];&quot;00&quot;))" office:value-type="string" office:string-value="54455354000000003f0000803e00" calcext:value-type="string">
            <text:p>54455354000000003f0000803e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7];TEXT([.E28];&quot;00&quot;))" office:value-type="string" office:string-value="54455354000000003f0000803e0000" calcext:value-type="string">
            <text:p>54455354000000003f0000803e00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8];TEXT([.E29];&quot;00&quot;))" office:value-type="string" office:string-value="54455354000000003f0000803e000000" calcext:value-type="string">
            <text:p>54455354000000003f0000803e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9];TEXT([.E30];&quot;00&quot;))" office:value-type="string" office:string-value="54455354000000003f0000803e0000003e" calcext:value-type="string">
            <text:p>54455354000000003f0000803e000000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  <table:table-cell table:formula="of:=CONCATENATE([.F30];TEXT([.E31];&quot;00&quot;))" office:value-type="string" office:string-value="54455354000000003f0000803e0000003e01" calcext:value-type="string">
            <text:p>54455354000000003f0000803e0000003e0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2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1];TEXT([.E32];&quot;00&quot;))" office:value-type="string" office:string-value="54455354000000003f0000803e0000003e0100" calcext:value-type="string">
            <text:p>54455354000000003f0000803e0000003e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  <table:table-cell table:formula="of:=CONCATENATE([.F32];TEXT([.E33];&quot;00&quot;))" office:value-type="string" office:string-value="54455354000000003f0000803e0000003e010002" calcext:value-type="string">
            <text:p>54455354000000003f0000803e0000003e01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3];TEXT([.E34];&quot;00&quot;))" office:value-type="string" office:string-value="54455354000000003f0000803e0000003e01000200" calcext:value-type="string">
            <text:p>54455354000000003f0000803e0000003e0100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  <table:table-cell table:formula="of:=CONCATENATE([.F34];TEXT([.E35];&quot;00&quot;))" office:value-type="string" office:string-value="54455354000000003f0000803e0000003e0100020003" calcext:value-type="string">
            <text:p>54455354000000003f0000803e0000003e010002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5];TEXT([.E36];&quot;00&quot;))" office:value-type="string" office:string-value="54455354000000003f0000803e0000003e010002000300" calcext:value-type="string">
            <text:p>54455354000000003f0000803e0000003e01000200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</text:p>
          </table:table-cell>
          <table:table-cell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36];TEXT([.E37];&quot;00&quot;))" office:value-type="string" office:string-value="54455354000000003f0000803e0000003e01000200030000" calcext:value-type="string">
            <text:p>54455354000000003f0000803e0000003e010002000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7];TEXT([.E38];&quot;00&quot;))" office:value-type="string" office:string-value="54455354000000003f0000803e0000003e0100020003000000" calcext:value-type="string">
            <text:p>54455354000000003f0000803e0000003e0100020003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8];TEXT([.E39];&quot;00&quot;))" office:value-type="string" office:string-value="54455354000000003f0000803e0000003e010002000300000000" calcext:value-type="string">
            <text:p>54455354000000003f0000803e0000003e0100020003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39];TEXT([.E40];&quot;00&quot;))" office:value-type="string" office:string-value="54455354000000003f0000803e0000003e01000200030000000040" calcext:value-type="string">
            <text:p>54455354000000003f0000803e0000003e01000200030000000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</text:p>
          </table:table-cell>
          <table:table-cell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40];TEXT([.E41];&quot;00&quot;))" office:value-type="string" office:string-value="54455354000000003f0000803e0000003e0100020003000000004000" calcext:value-type="string">
            <text:p>54455354000000003f0000803e0000003e010002000300000000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41];TEXT([.E42];&quot;00&quot;))" office:value-type="string" office:string-value="54455354000000003f0000803e0000003e010002000300000000400000" calcext:value-type="string">
            <text:p>54455354000000003f0000803e0000003e0100020003000000004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42];TEXT([.E43];&quot;00&quot;))" office:value-type="string" office:string-value="54455354000000003f0000803e0000003e01000200030000000040000080" calcext:value-type="string">
            <text:p>54455354000000003f0000803e0000003e01000200030000000040000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43];TEXT([.E44];&quot;00&quot;))" office:value-type="string" office:string-value="54455354000000003f0000803e0000003e0100020003000000004000008040" calcext:value-type="string">
            <text:p>54455354000000003f0000803e0000003e0100020003000000004000008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  <table:table-cell table:formula="of:=CONCATENATE([.F44];TEXT([.E45];&quot;00&quot;))" office:value-type="string" office:string-value="54455354000000003f0000803e0000003e010002000300000000400000804000" calcext:value-type="string">
            <text:p>54455354000000003f0000803e0000003e010002000300000000400000804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Etc, etc...</text:p>
          </table:table-cell>
          <table:covered-table-cell/>
          <table:covered-table-cell table:style-name="Default"/>
          <table:table-cell/>
          <table:table-cell office:value-type="float" office:value="1" calcext:value-type="float">
            <text:p>01</text:p>
          </table:table-cell>
          <table:table-cell table:formula="of:=CONCATENATE([.F45];TEXT([.E46];&quot;00&quot;))" office:value-type="string" office:string-value="54455354000000003f0000803e0000003e01000200030000000040000080400001" calcext:value-type="string">
            <text:p>54455354000000003f0000803e0000003e01000200030000000040000080400001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02</text:p>
          </table:table-cell>
          <table:table-cell table:formula="of:=CONCATENATE([.F46];TEXT([.E47];&quot;00&quot;))" office:value-type="string" office:string-value="54455354000000003f0000803e0000003e0100020003000000004000008040000102" calcext:value-type="string">
            <text:p>54455354000000003f0000803e0000003e0100020003000000004000008040000102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03</text:p>
          </table:table-cell>
          <table:table-cell table:formula="of:=CONCATENATE([.F47];TEXT([.E48];&quot;00&quot;))" office:value-type="string" office:string-value="54455354000000003f0000803e0000003e010002000300000000400000804000010203" calcext:value-type="string">
            <text:p>54455354000000003f0000803e0000003e01000200030000000040000080400001020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04</text:p>
          </table:table-cell>
          <table:table-cell table:formula="of:=CONCATENATE([.F48];TEXT([.E49];&quot;00&quot;))" office:value-type="string" office:string-value="54455354000000003f0000803e0000003e01000200030000000040000080400001020304" calcext:value-type="string">
            <text:p>54455354000000003f0000803e0000003e01000200030000000040000080400001020304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05</text:p>
          </table:table-cell>
          <table:table-cell table:formula="of:=CONCATENATE([.F49];TEXT([.E50];&quot;00&quot;))" office:value-type="string" office:string-value="54455354000000003f0000803e0000003e0100020003000000004000008040000102030405" calcext:value-type="string">
            <text:p>54455354000000003f0000803e0000003e010002000300000000400000804000010203040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0</text:p>
          </table:table-cell>
          <table:table-cell table:formula="of:=CONCATENATE([.F50];TEXT([.E51];&quot;00&quot;))" office:value-type="string" office:string-value="54455354000000003f0000803e0000003e010002000300000000400000804000010203040500" calcext:value-type="string">
            <text:p>54455354000000003f0000803e0000003e0100020003000000004000008040000102030405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06</text:p>
          </table:table-cell>
          <table:table-cell table:formula="of:=CONCATENATE([.F51];TEXT([.E52];&quot;00&quot;))" office:value-type="string" office:string-value="54455354000000003f0000803e0000003e01000200030000000040000080400001020304050006" calcext:value-type="string">
            <text:p>54455354000000003f0000803e0000003e01000200030000000040000080400001020304050006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07</text:p>
          </table:table-cell>
          <table:table-cell table:formula="of:=CONCATENATE([.F52];TEXT([.E53];&quot;00&quot;))" office:value-type="string" office:string-value="54455354000000003f0000803e0000003e0100020003000000004000008040000102030405000607" calcext:value-type="string">
            <text:p>54455354000000003f0000803e0000003e0100020003000000004000008040000102030405000607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08</text:p>
          </table:table-cell>
          <table:table-cell table:formula="of:=CONCATENATE([.F53];TEXT([.E54];&quot;00&quot;))" office:value-type="string" office:string-value="54455354000000003f0000803e0000003e010002000300000000400000804000010203040500060708" calcext:value-type="string">
            <text:p>54455354000000003f0000803e0000003e010002000300000000400000804000010203040500060708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09</text:p>
          </table:table-cell>
          <table:table-cell table:formula="of:=CONCATENATE([.F54];TEXT([.E55];&quot;00&quot;))" office:value-type="string" office:string-value="54455354000000003f0000803e0000003e01000200030000000040000080400001020304050006070809" calcext:value-type="string">
            <text:p>54455354000000003f0000803e0000003e01000200030000000040000080400001020304050006070809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ong-ter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.test</text:p>
          </table:table-cell>
          <table:table-cell office:value-type="float" office:value="0" calcext:value-type="float">
            <text:p>00</text:p>
          </table:table-cell>
          <table:table-cell table:formula="of:=TEXT([.E58]; &quot;00&quot;)" office:value-type="string" office:string-value="00" calcext:value-type="string">
            <text:p>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1" calcext:value-type="float">
            <text:p>01</text:p>
          </table:table-cell>
          <table:table-cell table:formula="of:=CONCATENATE([.F58];TEXT([.E59];&quot;00&quot;))" office:value-type="string" office:string-value="0001" calcext:value-type="string">
            <text:p>0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2" calcext:value-type="float">
            <text:p>02</text:p>
          </table:table-cell>
          <table:table-cell table:formula="of:=CONCATENATE([.F59];TEXT([.E60];&quot;00&quot;))" office:value-type="string" office:string-value="000102" calcext:value-type="string">
            <text:p>0001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3" calcext:value-type="float">
            <text:p>03</text:p>
          </table:table-cell>
          <table:table-cell table:formula="of:=CONCATENATE([.F60];TEXT([.E61];&quot;00&quot;))" office:value-type="string" office:string-value="00010203" calcext:value-type="string">
            <text:p>000102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4" calcext:value-type="float">
            <text:p>04</text:p>
          </table:table-cell>
          <table:table-cell table:formula="of:=CONCATENATE([.F61];TEXT([.E62];&quot;00&quot;))" office:value-type="string" office:string-value="0001020304" calcext:value-type="string">
            <text:p>00010203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5" calcext:value-type="float">
            <text:p>05</text:p>
          </table:table-cell>
          <table:table-cell table:formula="of:=CONCATENATE([.F62];TEXT([.E63];&quot;00&quot;))" office:value-type="string" office:string-value="000102030405" calcext:value-type="string">
            <text:p>0001020304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63];TEXT([.E64];&quot;00&quot;))" office:value-type="string" office:string-value="00010203040500" calcext:value-type="string">
            <text:p>00010203040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6" calcext:value-type="float">
            <text:p>06</text:p>
          </table:table-cell>
          <table:table-cell table:formula="of:=CONCATENATE([.F64];TEXT([.E65];&quot;00&quot;))" office:value-type="string" office:string-value="0001020304050006" calcext:value-type="string">
            <text:p>00010203040500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7" calcext:value-type="float">
            <text:p>07</text:p>
          </table:table-cell>
          <table:table-cell table:formula="of:=CONCATENATE([.F65];TEXT([.E66];&quot;00&quot;))" office:value-type="string" office:string-value="000102030405000607" calcext:value-type="string">
            <text:p>0001020304050006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8" calcext:value-type="float">
            <text:p>08</text:p>
          </table:table-cell>
          <table:table-cell table:formula="of:=CONCATENATE([.F66];TEXT([.E67];&quot;00&quot;))" office:value-type="string" office:string-value="00010203040500060708" calcext:value-type="string">
            <text:p>0001020304050006070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/>
          <table:table-cell office:value-type="float" office:value="9" calcext:value-type="float">
            <text:p>09</text:p>
          </table:table-cell>
          <table:table-cell table:formula="of:=CONCATENATE([.F67];TEXT([.E68];&quot;00&quot;))" office:value-type="string" office:string-value="0001020304050006070809" calcext:value-type="string">
            <text:p>0001020304050006070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celsius 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0</text:p>
          </table:table-cell>
          <table:table-cell table:formula="of:=CONCATENATE([.F68];TEXT([.E69];&quot;00&quot;))" office:value-type="string" office:string-value="000102030405000607080900" calcext:value-type="string">
            <text:p>0001020304050006070809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69];TEXT([.E70];&quot;00&quot;))" office:value-type="string" office:string-value="00010203040500060708090000" calcext:value-type="string">
            <text:p>0001020304050006070809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3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70];TEXT([.E71];&quot;00&quot;))" office:value-type="string" office:string-value="0001020304050006070809000000" calcext:value-type="string">
            <text:p>0001020304050006070809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4</text:p>
          </table:table-cell>
          <table:table-cell table:style-name="ce2" office:value-type="string" calcext:value-type="string">
            <text:p>-</text:p>
          </table:table-cell>
          <table:table-cell table:style-name="ce10"/>
          <table:table-cell/>
          <table:table-cell office:value-type="string" calcext:value-type="string">
            <text:p>3f</text:p>
          </table:table-cell>
          <table:table-cell table:formula="of:=CONCATENATE([.F71];TEXT([.E72];&quot;00&quot;))" office:value-type="string" office:string-value="00010203040500060708090000003f" calcext:value-type="string">
            <text:p>00010203040500060708090000003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3 gyro reads, scaled by 2000DPS</text:p>
          </table:table-cell>
          <table:table-cell table:style-name="ce2"/>
          <table:table-cell/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Gyroscop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DPS Value</text:p>
          </table:table-cell>
          <table:table-cell table:style-name="ce1" office:value-type="string" calcext:value-type="string">
            <text:p>Short V</text:p>
          </table:table-cell>
          <table:table-cell table:style-name="ce7" office:value-type="string" calcext:value-type="string">
            <text:p>Back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table:formula="of:=(FLOOR([.D75]/2000 * (2^15)))" office:value-type="float" office:value="24576" calcext:value-type="float">
            <text:p>24576</text:p>
          </table:table-cell>
          <table:table-cell table:formula="of:=[.E75] / (2^15) * 2000" office:value-type="float" office:value="1500" calcext:value-type="float">
            <text:p>1500</text:p>
          </table:table-cell>
          <table:table-cell table:formula="of:=DEC2HEX([.E75];4)" office:value-type="string" office:string-value="6000" calcext:value-type="string">
            <text:p>6000</text:p>
          </table:table-cell>
          <table:table-cell table:style-name="ce15" table:formula="of:=RIGHT([.G75];2)" office:value-type="string" office:string-value="00" calcext:value-type="string">
            <text:p>00</text:p>
          </table:table-cell>
          <table:table-cell table:formula="of:=TEXT([.H75]; &quot;00&quot;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75];2)" office:value-type="string" office:string-value="60" calcext:value-type="string">
            <text:p>60</text:p>
          </table:table-cell>
          <table:table-cell table:formula="of:=CONCATENATE([.I75];TEXT([.H76];&quot;00&quot;))" office:value-type="string" office:string-value="0060" calcext:value-type="string">
            <text:p>00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(FLOOR([.D77]/2000 * (2^15)))" office:value-type="float" office:value="16384" calcext:value-type="float">
            <text:p>16384</text:p>
          </table:table-cell>
          <table:table-cell table:formula="of:=[.E77] / (2^15) * 2000" office:value-type="float" office:value="1000" calcext:value-type="float">
            <text:p>1000</text:p>
          </table:table-cell>
          <table:table-cell table:formula="of:=DEC2HEX([.E77];4)" office:value-type="string" office:string-value="4000" calcext:value-type="string">
            <text:p>4000</text:p>
          </table:table-cell>
          <table:table-cell table:style-name="ce15" table:formula="of:=RIGHT([.G77];2)" office:value-type="string" office:string-value="00" calcext:value-type="string">
            <text:p>00</text:p>
          </table:table-cell>
          <table:table-cell table:formula="of:=CONCATENATE([.I76];TEXT([.H77];&quot;00&quot;))" office:value-type="string" office:string-value="006000" calcext:value-type="string">
            <text:p>00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77];2)" office:value-type="string" office:string-value="40" calcext:value-type="string">
            <text:p>40</text:p>
          </table:table-cell>
          <table:table-cell table:formula="of:=CONCATENATE([.I77];TEXT([.H78];&quot;00&quot;))" office:value-type="string" office:string-value="00600040" calcext:value-type="string">
            <text:p>00600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table:formula="of:=(FLOOR([.D79]/2000 * (2^15)))" office:value-type="float" office:value="8192" calcext:value-type="float">
            <text:p>8192</text:p>
          </table:table-cell>
          <table:table-cell table:formula="of:=[.E79] / (2^15) * 2000" office:value-type="float" office:value="500" calcext:value-type="float">
            <text:p>500</text:p>
          </table:table-cell>
          <table:table-cell table:formula="of:=DEC2HEX([.E79];4)" office:value-type="string" office:string-value="2000" calcext:value-type="string">
            <text:p>2000</text:p>
          </table:table-cell>
          <table:table-cell table:style-name="ce15" table:formula="of:=RIGHT([.G79];2)" office:value-type="string" office:string-value="00" calcext:value-type="string">
            <text:p>00</text:p>
          </table:table-cell>
          <table:table-cell table:formula="of:=CONCATENATE([.I78];TEXT([.H79];&quot;00&quot;))" office:value-type="string" office:string-value="0060004000" calcext:value-type="string">
            <text:p>006000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79];2)" office:value-type="string" office:string-value="20" calcext:value-type="string">
            <text:p>20</text:p>
          </table:table-cell>
          <table:table-cell table:formula="of:=CONCATENATE([.I79];TEXT([.H80];&quot;00&quot;))" office:value-type="string" office:string-value="006000400020" calcext:value-type="string">
            <text:p>006000400020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formula="of:=(FLOOR([.D81]/2000 * (2^15)))" office:value-type="float" office:value="4096" calcext:value-type="float">
            <text:p>4096</text:p>
          </table:table-cell>
          <table:table-cell table:formula="of:=[.E81] / (2^15) * 2000" office:value-type="float" office:value="250" calcext:value-type="float">
            <text:p>250</text:p>
          </table:table-cell>
          <table:table-cell table:formula="of:=DEC2HEX([.E81];4)" office:value-type="string" office:string-value="1000" calcext:value-type="string">
            <text:p>1000</text:p>
          </table:table-cell>
          <table:table-cell table:style-name="ce15" table:formula="of:=RIGHT([.G81];2)" office:value-type="string" office:string-value="00" calcext:value-type="string">
            <text:p>00</text:p>
          </table:table-cell>
          <table:table-cell table:formula="of:=CONCATENATE([.I80];TEXT([.H81];&quot;00&quot;))" office:value-type="string" office:string-value="00600040002000" calcext:value-type="string">
            <text:p>00600040002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81];2)" office:value-type="string" office:string-value="10" calcext:value-type="string">
            <text:p>10</text:p>
          </table:table-cell>
          <table:table-cell table:formula="of:=CONCATENATE([.I81];TEXT([.H82];&quot;00&quot;))" office:value-type="string" office:string-value="0060004000200010" calcext:value-type="string">
            <text:p>0060004000200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25" calcext:value-type="float">
            <text:p>125</text:p>
          </table:table-cell>
          <table:table-cell table:formula="of:=(FLOOR([.D83]/2000 * (2^15)))" office:value-type="float" office:value="2048" calcext:value-type="float">
            <text:p>2048</text:p>
          </table:table-cell>
          <table:table-cell table:formula="of:=[.E83] / (2^15) * 2000" office:value-type="float" office:value="125" calcext:value-type="float">
            <text:p>125</text:p>
          </table:table-cell>
          <table:table-cell table:formula="of:=DEC2HEX([.E83];4)" office:value-type="string" office:string-value="0800" calcext:value-type="string">
            <text:p>0800</text:p>
          </table:table-cell>
          <table:table-cell table:style-name="ce15" table:formula="of:=RIGHT([.G83];2)" office:value-type="string" office:string-value="00" calcext:value-type="string">
            <text:p>00</text:p>
          </table:table-cell>
          <table:table-cell table:formula="of:=CONCATENATE([.I82];TEXT([.H83];&quot;00&quot;))" office:value-type="string" office:string-value="006000400020001000" calcext:value-type="string">
            <text:p>00600040002000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83];2)" office:value-type="string" office:string-value="08" calcext:value-type="string">
            <text:p>08</text:p>
          </table:table-cell>
          <table:table-cell table:formula="of:=CONCATENATE([.I83];TEXT([.H84];&quot;00&quot;))" office:value-type="string" office:string-value="00600040002000100008" calcext:value-type="string">
            <text:p>00600040002000100008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table:formula="of:=125/2" office:value-type="float" office:value="62.5" calcext:value-type="float">
            <text:p>62.5</text:p>
          </table:table-cell>
          <table:table-cell table:formula="of:=(FLOOR([.D85]/2000 * (2^15)))" office:value-type="float" office:value="1024" calcext:value-type="float">
            <text:p>1024</text:p>
          </table:table-cell>
          <table:table-cell table:formula="of:=[.E85] / (2^15) * 2000" office:value-type="float" office:value="62.5" calcext:value-type="float">
            <text:p>62.5</text:p>
          </table:table-cell>
          <table:table-cell table:formula="of:=DEC2HEX([.E85];4)" office:value-type="string" office:string-value="0400" calcext:value-type="string">
            <text:p>0400</text:p>
          </table:table-cell>
          <table:table-cell table:style-name="ce15" table:formula="of:=RIGHT([.G85];2)" office:value-type="string" office:string-value="00" calcext:value-type="string">
            <text:p>00</text:p>
          </table:table-cell>
          <table:table-cell table:formula="of:=CONCATENATE([.I84];TEXT([.H85];&quot;00&quot;))" office:value-type="string" office:string-value="0060004000200010000800" calcext:value-type="string">
            <text:p>0060004000200010000800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85];2)" office:value-type="string" office:string-value="04" calcext:value-type="string">
            <text:p>04</text:p>
          </table:table-cell>
          <table:table-cell table:formula="of:=CONCATENATE([.I85];TEXT([.H86];&quot;00&quot;))" office:value-type="string" office:string-value="006000400020001000080004" calcext:value-type="string">
            <text:p>006000400020001000080004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table:formula="of:=[.D85]/2" office:value-type="float" office:value="31.25" calcext:value-type="float">
            <text:p>31.25</text:p>
          </table:table-cell>
          <table:table-cell table:formula="of:=(FLOOR([.D87]/2000 * (2^15)))" office:value-type="float" office:value="512" calcext:value-type="float">
            <text:p>512</text:p>
          </table:table-cell>
          <table:table-cell table:formula="of:=[.E87] / (2^15) * 2000" office:value-type="float" office:value="31.25" calcext:value-type="float">
            <text:p>31.25</text:p>
          </table:table-cell>
          <table:table-cell table:formula="of:=DEC2HEX([.E87];4)" office:value-type="string" office:string-value="0200" calcext:value-type="string">
            <text:p>0200</text:p>
          </table:table-cell>
          <table:table-cell table:style-name="ce15" table:formula="of:=RIGHT([.G87];2)" office:value-type="string" office:string-value="00" calcext:value-type="string">
            <text:p>00</text:p>
          </table:table-cell>
          <table:table-cell table:formula="of:=CONCATENATE([.I86];TEXT([.H87];&quot;00&quot;))" office:value-type="string" office:string-value="00600040002000100008000400" calcext:value-type="string">
            <text:p>00600040002000100008000400</text:p>
          </table:table-cell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5" table:formula="of:=LEFT([.G87];2)" office:value-type="string" office:string-value="02" calcext:value-type="string">
            <text:p>02</text:p>
          </table:table-cell>
          <table:table-cell table:formula="of:=CONCATENATE([.I87];TEXT([.H88];&quot;00&quot;))" office:value-type="string" office:string-value="0060004000200010000800040002" calcext:value-type="string">
            <text:p>0060004000200010000800040002</text:p>
          </table:table-cell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table:formula="of:=[.D87]/2" office:value-type="float" office:value="15.625" calcext:value-type="float">
            <text:p>15.625</text:p>
          </table:table-cell>
          <table:table-cell table:formula="of:=(FLOOR([.D89]/2000 * (2^15)))" office:value-type="float" office:value="256" calcext:value-type="float">
            <text:p>256</text:p>
          </table:table-cell>
          <table:table-cell table:formula="of:=[.E89] / (2^15) * 2000" office:value-type="float" office:value="15.625" calcext:value-type="float">
            <text:p>15.625</text:p>
          </table:table-cell>
          <table:table-cell table:formula="of:=DEC2HEX([.E89];4)" office:value-type="string" office:string-value="0100" calcext:value-type="string">
            <text:p>0100</text:p>
          </table:table-cell>
          <table:table-cell table:style-name="ce15" table:formula="of:=RIGHT([.G89];2)" office:value-type="string" office:string-value="00" calcext:value-type="string">
            <text:p>00</text:p>
          </table:table-cell>
          <table:table-cell table:formula="of:=CONCATENATE([.I88];TEXT([.H89];&quot;00&quot;))" office:value-type="string" office:string-value="006000400020001000080004000200" calcext:value-type="string">
            <text:p>006000400020001000080004000200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15" table:formula="of:=LEFT([.G89];2)" office:value-type="string" office:string-value="01" calcext:value-type="string">
            <text:p>01</text:p>
          </table:table-cell>
          <table:table-cell table:formula="of:=CONCATENATE([.I89];TEXT([.H90];&quot;00&quot;))" office:value-type="string" office:string-value="00600040002000100008000400020001" calcext:value-type="string">
            <text:p>00600040002000100008000400020001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table:formula="of:=[.D89]/2" office:value-type="float" office:value="7.8125" calcext:value-type="float">
            <text:p>7.8125</text:p>
          </table:table-cell>
          <table:table-cell table:formula="of:=(FLOOR([.D91]/2000 * (2^15)))" office:value-type="float" office:value="128" calcext:value-type="float">
            <text:p>128</text:p>
          </table:table-cell>
          <table:table-cell table:formula="of:=[.E91] / (2^15) * 2000" office:value-type="float" office:value="7.8125" calcext:value-type="float">
            <text:p>7.8125</text:p>
          </table:table-cell>
          <table:table-cell table:formula="of:=DEC2HEX([.E91];4)" office:value-type="string" office:string-value="0080" calcext:value-type="string">
            <text:p>0080</text:p>
          </table:table-cell>
          <table:table-cell table:style-name="ce15" table:formula="of:=RIGHT([.G91];2)" office:value-type="string" office:string-value="80" calcext:value-type="string">
            <text:p>80</text:p>
          </table:table-cell>
          <table:table-cell table:formula="of:=CONCATENATE([.I90];TEXT([.H91];&quot;00&quot;))" office:value-type="string" office:string-value="0060004000200010000800040002000180" calcext:value-type="string">
            <text:p>006000400020001000080004000200018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15" table:formula="of:=LEFT([.G91];2)" office:value-type="string" office:string-value="00" calcext:value-type="string">
            <text:p>00</text:p>
          </table:table-cell>
          <table:table-cell table:formula="of:=CONCATENATE([.I91];TEXT([.H92];&quot;00&quot;))" office:value-type="string" office:string-value="006000400020001000080004000200018000" calcext:value-type="string">
            <text:p>006000400020001000080004000200018000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1500" calcext:value-type="float">
            <text:p>1500</text:p>
          </table:table-cell>
          <table:table-cell table:style-name="ce11" table:formula="of:=(FLOOR([.A94]/2000 * (2^15)))" office:value-type="float" office:value="24576" calcext:value-type="float">
            <text:p>24576.0000</text:p>
          </table:table-cell>
          <table:table-cell table:style-name="ce14" table:formula="of:=[.B94] / (2^15) * 2000" office:value-type="float" office:value="1500" calcext:value-type="float">
            <text:p>1500.00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wo packs of 6 12-bit reads, scaled by 1.0</text:p>
          </table:table-cell>
          <table:table-cell table:style-name="ce1"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Read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LSB</text:p>
          </table:table-cell>
          <table:table-cell table:style-name="ce7" office:value-type="string" calcext:value-type="string">
            <text:p>MS b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1</text:p>
          </table:table-cell>
          <table:table-cell table:style-name="ce2" office:value-type="float" office:value="2000" calcext:value-type="float">
            <text:p>2000</text:p>
          </table:table-cell>
          <table:table-cell table:formula="of:=DEC2HEX([.B98]; 3)" office:value-type="string" office:string-value="7D0" calcext:value-type="string">
            <text:p>7D0</text:p>
          </table:table-cell>
          <table:table-cell table:style-name="ce2" table:formula="of:=RIGHT([.C98];2)" office:value-type="string" office:string-value="D0" calcext:value-type="string">
            <text:p>D0</text:p>
          </table:table-cell>
          <table:table-cell table:style-name="Default" table:formula="of:=LEFT([.C98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1</text:p>
          </table:table-cell>
          <table:table-cell table:style-name="ce2" office:value-type="float" office:value="2001" calcext:value-type="float">
            <text:p>2001</text:p>
          </table:table-cell>
          <table:table-cell table:formula="of:=DEC2HEX([.B99]; 3)" office:value-type="string" office:string-value="7D1" calcext:value-type="string">
            <text:p>7D1</text:p>
          </table:table-cell>
          <table:table-cell table:style-name="ce2" table:formula="of:=RIGHT([.C99];2)" office:value-type="string" office:string-value="D1" calcext:value-type="string">
            <text:p>D1</text:p>
          </table:table-cell>
          <table:table-cell table:style-name="Default" table:formula="of:=LEFT([.C99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z1</text:p>
          </table:table-cell>
          <table:table-cell table:style-name="ce2" office:value-type="float" office:value="2002" calcext:value-type="float">
            <text:p>2002</text:p>
          </table:table-cell>
          <table:table-cell table:formula="of:=DEC2HEX([.B100]; 3)" office:value-type="string" office:string-value="7D2" calcext:value-type="string">
            <text:p>7D2</text:p>
          </table:table-cell>
          <table:table-cell table:style-name="ce2" table:formula="of:=RIGHT([.C100];2)" office:value-type="string" office:string-value="D2" calcext:value-type="string">
            <text:p>D2</text:p>
          </table:table-cell>
          <table:table-cell table:style-name="Default" table:formula="of:=LEFT([.C100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2</text:p>
          </table:table-cell>
          <table:table-cell table:style-name="ce2" office:value-type="float" office:value="2003" calcext:value-type="float">
            <text:p>2003</text:p>
          </table:table-cell>
          <table:table-cell table:formula="of:=DEC2HEX([.B101]; 3)" office:value-type="string" office:string-value="7D3" calcext:value-type="string">
            <text:p>7D3</text:p>
          </table:table-cell>
          <table:table-cell table:style-name="ce2" table:formula="of:=RIGHT([.C101];2)" office:value-type="string" office:string-value="D3" calcext:value-type="string">
            <text:p>D3</text:p>
          </table:table-cell>
          <table:table-cell table:style-name="Default" table:formula="of:=LEFT([.C101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2</text:p>
          </table:table-cell>
          <table:table-cell table:style-name="ce2" office:value-type="float" office:value="2004" calcext:value-type="float">
            <text:p>2004</text:p>
          </table:table-cell>
          <table:table-cell table:formula="of:=DEC2HEX([.B102]; 3)" office:value-type="string" office:string-value="7D4" calcext:value-type="string">
            <text:p>7D4</text:p>
          </table:table-cell>
          <table:table-cell table:style-name="ce2" table:formula="of:=RIGHT([.C102];2)" office:value-type="string" office:string-value="D4" calcext:value-type="string">
            <text:p>D4</text:p>
          </table:table-cell>
          <table:table-cell table:style-name="Default" table:formula="of:=LEFT([.C102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z2</text:p>
          </table:table-cell>
          <table:table-cell table:style-name="ce2" office:value-type="float" office:value="2005" calcext:value-type="float">
            <text:p>2005</text:p>
          </table:table-cell>
          <table:table-cell table:formula="of:=DEC2HEX([.B103]; 3)" office:value-type="string" office:string-value="7D5" calcext:value-type="string">
            <text:p>7D5</text:p>
          </table:table-cell>
          <table:table-cell table:style-name="ce2" table:formula="of:=RIGHT([.C103];2)" office:value-type="string" office:string-value="D5" calcext:value-type="string">
            <text:p>D5</text:p>
          </table:table-cell>
          <table:table-cell table:style-name="Default" table:formula="of:=LEFT([.C103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3</text:p>
          </table:table-cell>
          <table:table-cell table:style-name="ce2" office:value-type="float" office:value="2006" calcext:value-type="float">
            <text:p>2006</text:p>
          </table:table-cell>
          <table:table-cell table:formula="of:=DEC2HEX([.B104]; 3)" office:value-type="string" office:string-value="7D6" calcext:value-type="string">
            <text:p>7D6</text:p>
          </table:table-cell>
          <table:table-cell table:style-name="ce2" table:formula="of:=RIGHT([.C104];2)" office:value-type="string" office:string-value="D6" calcext:value-type="string">
            <text:p>D6</text:p>
          </table:table-cell>
          <table:table-cell table:style-name="Default" table:formula="of:=LEFT([.C104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3</text:p>
          </table:table-cell>
          <table:table-cell table:style-name="ce2" office:value-type="float" office:value="2007" calcext:value-type="float">
            <text:p>2007</text:p>
          </table:table-cell>
          <table:table-cell table:formula="of:=DEC2HEX([.B105]; 3)" office:value-type="string" office:string-value="7D7" calcext:value-type="string">
            <text:p>7D7</text:p>
          </table:table-cell>
          <table:table-cell table:style-name="ce2" table:formula="of:=RIGHT([.C105];2)" office:value-type="string" office:string-value="D7" calcext:value-type="string">
            <text:p>D7</text:p>
          </table:table-cell>
          <table:table-cell table:style-name="Default" table:formula="of:=LEFT([.C105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z3</text:p>
          </table:table-cell>
          <table:table-cell office:value-type="float" office:value="2008" calcext:value-type="float">
            <text:p>2008</text:p>
          </table:table-cell>
          <table:table-cell table:formula="of:=DEC2HEX([.B106]; 3)" office:value-type="string" office:string-value="7D8" calcext:value-type="string">
            <text:p>7D8</text:p>
          </table:table-cell>
          <table:table-cell table:style-name="ce2" table:formula="of:=RIGHT([.C106];2)" office:value-type="string" office:string-value="D8" calcext:value-type="string">
            <text:p>D8</text:p>
          </table:table-cell>
          <table:table-cell table:style-name="Default" table:formula="of:=LEFT([.C106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x4</text:p>
          </table:table-cell>
          <table:table-cell table:style-name="ce13" office:value-type="float" office:value="2009" calcext:value-type="float">
            <text:p>2009</text:p>
          </table:table-cell>
          <table:table-cell table:formula="of:=DEC2HEX([.B107]; 3)" office:value-type="string" office:string-value="7D9" calcext:value-type="string">
            <text:p>7D9</text:p>
          </table:table-cell>
          <table:table-cell table:style-name="ce2" table:formula="of:=RIGHT([.C107];2)" office:value-type="string" office:string-value="D9" calcext:value-type="string">
            <text:p>D9</text:p>
          </table:table-cell>
          <table:table-cell table:style-name="Default" table:formula="of:=LEFT([.C107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y4</text:p>
          </table:table-cell>
          <table:table-cell office:value-type="float" office:value="2010" calcext:value-type="float">
            <text:p>2010</text:p>
          </table:table-cell>
          <table:table-cell table:formula="of:=DEC2HEX([.B108]; 3)" office:value-type="string" office:string-value="7DA" calcext:value-type="string">
            <text:p>7DA</text:p>
          </table:table-cell>
          <table:table-cell table:style-name="ce2" table:formula="of:=RIGHT([.C108];2)" office:value-type="string" office:string-value="DA" calcext:value-type="string">
            <text:p>DA</text:p>
          </table:table-cell>
          <table:table-cell table:style-name="Default" table:formula="of:=LEFT([.C108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z4</text:p>
          </table:table-cell>
          <table:table-cell office:value-type="float" office:value="2011" calcext:value-type="float">
            <text:p>2011</text:p>
          </table:table-cell>
          <table:table-cell table:formula="of:=DEC2HEX([.B109]; 3)" office:value-type="string" office:string-value="7DB" calcext:value-type="string">
            <text:p>7DB</text:p>
          </table:table-cell>
          <table:table-cell table:style-name="ce2" table:formula="of:=RIGHT([.C109];2)" office:value-type="string" office:string-value="DB" calcext:value-type="string">
            <text:p>DB</text:p>
          </table:table-cell>
          <table:table-cell table:style-name="Default" table:formula="of:=LEFT([.C109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x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1_lsb</text:p>
          </table:table-cell>
          <table:table-cell table:style-name="ce2" table:formula="of:=[.D98]" office:value-type="string" office:string-value="D0" calcext:value-type="string">
            <text:p>D0</text:p>
          </table:table-cell>
          <table:table-cell table:style-name="Default" table:formula="of:=TEXT([.D112]; &quot;00&quot;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1_lsb</text:p>
          </table:table-cell>
          <table:table-cell table:style-name="ce2" table:formula="of:=[.D99]" office:value-type="string" office:string-value="D1" calcext:value-type="string">
            <text:p>D1</text:p>
          </table:table-cell>
          <table:table-cell table:style-name="Default" table:formula="of:=CONCATENATE([.E112];TEXT([.D113];&quot;00&quot;))" office:value-type="string" office:string-value="D0D1" calcext:value-type="string">
            <text:p>D0D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1_lsb</text:p>
          </table:table-cell>
          <table:table-cell table:style-name="ce2" table:formula="of:=[.D100]" office:value-type="string" office:string-value="D2" calcext:value-type="string">
            <text:p>D2</text:p>
          </table:table-cell>
          <table:table-cell table:style-name="Default" table:formula="of:=CONCATENATE([.E113];TEXT([.D114];&quot;00&quot;))" office:value-type="string" office:string-value="D0D1D2" calcext:value-type="string">
            <text:p>D0D1D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2_lsb</text:p>
          </table:table-cell>
          <table:table-cell table:style-name="ce2" table:formula="of:=[.D101]" office:value-type="string" office:string-value="D3" calcext:value-type="string">
            <text:p>D3</text:p>
          </table:table-cell>
          <table:table-cell table:style-name="Default" table:formula="of:=CONCATENATE([.E114];TEXT([.D115];&quot;00&quot;))" office:value-type="string" office:string-value="D0D1D2D3" calcext:value-type="string">
            <text:p>D0D1D2D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2_lsb</text:p>
          </table:table-cell>
          <table:table-cell table:style-name="ce2" table:formula="of:=[.D102]" office:value-type="string" office:string-value="D4" calcext:value-type="string">
            <text:p>D4</text:p>
          </table:table-cell>
          <table:table-cell table:style-name="Default" table:formula="of:=CONCATENATE([.E115];TEXT([.D116];&quot;00&quot;))" office:value-type="string" office:string-value="D0D1D2D3D4" calcext:value-type="string">
            <text:p>D0D1D2D3D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2_lsb</text:p>
          </table:table-cell>
          <table:table-cell table:style-name="ce2" table:formula="of:=[.D103]" office:value-type="string" office:string-value="D5" calcext:value-type="string">
            <text:p>D5</text:p>
          </table:table-cell>
          <table:table-cell table:style-name="Default" table:formula="of:=CONCATENATE([.E116];TEXT([.D117];&quot;00&quot;))" office:value-type="string" office:string-value="D0D1D2D3D4D5" calcext:value-type="string">
            <text:p>D0D1D2D3D4D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1_x2_msb</text:p>
          </table:table-cell>
          <table:table-cell table:style-name="ce2" table:formula="of:=CONCATENATE([.E98];[.E99])" office:value-type="string" office:string-value="77" calcext:value-type="string">
            <text:p>77</text:p>
          </table:table-cell>
          <table:table-cell table:style-name="Default" table:formula="of:=CONCATENATE([.E117];TEXT([.D118];&quot;00&quot;))" office:value-type="string" office:string-value="D0D1D2D3D4D577" calcext:value-type="string">
            <text:p>D0D1D2D3D4D5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1_y2_msb</text:p>
          </table:table-cell>
          <table:table-cell table:style-name="ce2" table:formula="of:=CONCATENATE([.E100];[.E101])" office:value-type="string" office:string-value="77" calcext:value-type="string">
            <text:p>77</text:p>
          </table:table-cell>
          <table:table-cell table:style-name="Default" table:formula="of:=CONCATENATE([.E118];TEXT([.D119];&quot;00&quot;))" office:value-type="string" office:string-value="D0D1D2D3D4D57777" calcext:value-type="string">
            <text:p>D0D1D2D3D4D577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1_z2_msb</text:p>
          </table:table-cell>
          <table:table-cell table:style-name="ce2" table:formula="of:=CONCATENATE([.E102];[.E103])" office:value-type="string" office:string-value="77" calcext:value-type="string">
            <text:p>77</text:p>
          </table:table-cell>
          <table:table-cell table:style-name="Default" table:formula="of:=CONCATENATE([.E119];TEXT([.D120];&quot;00&quot;))" office:value-type="string" office:string-value="D0D1D2D3D4D5777777" calcext:value-type="string">
            <text:p>D0D1D2D3D4D57777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1_lsb</text:p>
          </table:table-cell>
          <table:table-cell table:style-name="ce2" table:formula="of:=[.D104]" office:value-type="string" office:string-value="D6" calcext:value-type="string">
            <text:p>D6</text:p>
          </table:table-cell>
          <table:table-cell table:style-name="Default" table:formula="of:=CONCATENATE([.E120];TEXT([.D121];&quot;00&quot;))" office:value-type="string" office:string-value="D0D1D2D3D4D5777777D6" calcext:value-type="string">
            <text:p>D0D1D2D3D4D5777777D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1_lsb</text:p>
          </table:table-cell>
          <table:table-cell table:style-name="ce2" table:formula="of:=[.D105]" office:value-type="string" office:string-value="D7" calcext:value-type="string">
            <text:p>D7</text:p>
          </table:table-cell>
          <table:table-cell table:style-name="Default" table:formula="of:=CONCATENATE([.E121];TEXT([.D122];&quot;00&quot;))" office:value-type="string" office:string-value="D0D1D2D3D4D5777777D6D7" calcext:value-type="string">
            <text:p>D0D1D2D3D4D5777777D6D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1_lsb</text:p>
          </table:table-cell>
          <table:table-cell table:style-name="ce2" table:formula="of:=[.D106]" office:value-type="string" office:string-value="D8" calcext:value-type="string">
            <text:p>D8</text:p>
          </table:table-cell>
          <table:table-cell table:style-name="Default" table:formula="of:=CONCATENATE([.E122];TEXT([.D123];&quot;00&quot;))" office:value-type="string" office:string-value="D0D1D2D3D4D5777777D6D7D8" calcext:value-type="string">
            <text:p>D0D1D2D3D4D5777777D6D7D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2_lsb</text:p>
          </table:table-cell>
          <table:table-cell table:style-name="ce2" table:formula="of:=[.D107]" office:value-type="string" office:string-value="D9" calcext:value-type="string">
            <text:p>D9</text:p>
          </table:table-cell>
          <table:table-cell table:style-name="Default" table:formula="of:=CONCATENATE([.E123];TEXT([.D124];&quot;00&quot;))" office:value-type="string" office:string-value="D0D1D2D3D4D5777777D6D7D8D9" calcext:value-type="string">
            <text:p>D0D1D2D3D4D5777777D6D7D8D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2_lsb</text:p>
          </table:table-cell>
          <table:table-cell table:style-name="ce2" table:formula="of:=[.D108]" office:value-type="string" office:string-value="DA" calcext:value-type="string">
            <text:p>DA</text:p>
          </table:table-cell>
          <table:table-cell table:style-name="Default" table:formula="of:=CONCATENATE([.E124];TEXT([.D125];&quot;00&quot;))" office:value-type="string" office:string-value="D0D1D2D3D4D5777777D6D7D8D9DA" calcext:value-type="string">
            <text:p>D0D1D2D3D4D5777777D6D7D8D9D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2_lsb</text:p>
          </table:table-cell>
          <table:table-cell table:style-name="ce2" table:formula="of:=[.D109]" office:value-type="string" office:string-value="DB" calcext:value-type="string">
            <text:p>DB</text:p>
          </table:table-cell>
          <table:table-cell table:style-name="Default" table:formula="of:=CONCATENATE([.E125];TEXT([.D126];&quot;00&quot;))" office:value-type="string" office:string-value="D0D1D2D3D4D5777777D6D7D8D9DADB" calcext:value-type="string">
            <text:p>D0D1D2D3D4D5777777D6D7D8D9DADB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x1_x2_msb</text:p>
          </table:table-cell>
          <table:table-cell table:style-name="ce2" table:formula="of:=CONCATENATE([.E104];[.E105])" office:value-type="string" office:string-value="77" calcext:value-type="string">
            <text:p>77</text:p>
          </table:table-cell>
          <table:table-cell table:style-name="Default" table:formula="of:=CONCATENATE([.E126];TEXT([.D127];&quot;00&quot;))" office:value-type="string" office:string-value="D0D1D2D3D4D5777777D6D7D8D9DADB77" calcext:value-type="string">
            <text:p>D0D1D2D3D4D5777777D6D7D8D9DADB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y1_y2_msb</text:p>
          </table:table-cell>
          <table:table-cell table:style-name="ce2" table:formula="of:=CONCATENATE([.E106];[.E107])" office:value-type="string" office:string-value="77" calcext:value-type="string">
            <text:p>77</text:p>
          </table:table-cell>
          <table:table-cell table:style-name="Default" table:formula="of:=CONCATENATE([.E127];TEXT([.D128];&quot;00&quot;))" office:value-type="string" office:string-value="D0D1D2D3D4D5777777D6D7D8D9DADB7777" calcext:value-type="string">
            <text:p>D0D1D2D3D4D5777777D6D7D8D9DADB77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int8_t</text:p>
          </table:table-cell>
          <table:table-cell office:value-type="string" calcext:value-type="string">
            <text:p>z1_z2_msb</text:p>
          </table:table-cell>
          <table:table-cell table:style-name="ce2" table:formula="of:=CONCATENATE([.E108];[.E109])" office:value-type="string" office:string-value="77" calcext:value-type="string">
            <text:p>77</text:p>
          </table:table-cell>
          <table:table-cell table:style-name="Default" table:formula="of:=CONCATENATE([.E128];TEXT([.D129];&quot;00&quot;))" office:value-type="string" office:string-value="D0D1D2D3D4D5777777D6D7D8D9DADB777777" calcext:value-type="string">
            <text:p>D0D1D2D3D4D5777777D6D7D8D9DADB7777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8:25:31.83482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02-08T18:33:19.455986872</dc:date>
    <meta:editing-duration>PT1H41M25S</meta:editing-duration>
    <meta:editing-cycles>121</meta:editing-cycles>
    <meta:generator>LibreOffice/5.1.4.2$Linux_X86_64 LibreOffice_project/10m0$Build-2</meta:generator>
    <meta:document-statistic meta:table-count="1" meta:cell-count="599" meta:object-count="0"/>
  </office:meta>
</office:document-meta>
</file>